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1.4193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07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Optima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Optima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2244in" svg:y="0.0394in">
            <draw:object draw:notify-on-update-of-ranges="Sheet1.A2:Sheet1.A15 Sheet1.B1:Sheet1.B1 Sheet1.B2:Sheet1.B15 Sheet1.A2:Sheet1.A15 Sheet1.D1:Sheet1.D1 Sheet1.D2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istance en mm</text:p>
          </table:table-cell>
          <table:table-cell table:style-name="ce1" office:value-type="string" calcext:value-type="string">
            <text:p>Mesure affichée</text:p>
          </table:table-cell>
          <table:table-cell table:style-name="ce1" office:value-type="string" calcext:value-type="string">
            <text:p>Erreur en mm</text:p>
          </table:table-cell>
          <table:table-cell table:style-name="ce1" office:value-type="string" calcext:value-type="string">
            <text:p>Erreur en 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2]-[.A2]" office:value-type="float" office:value="18" calcext:value-type="float">
            <text:p>18</text:p>
          </table:table-cell>
          <table:table-cell table:formula="of:=[.C2]/[.A2]*100"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B3]-[.A3]" office:value-type="float" office:value="7" calcext:value-type="float">
            <text:p>7</text:p>
          </table:table-cell>
          <table:table-cell table:formula="of:=[.C3]/[.A3]*100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[.B4]-[.A4]" office:value-type="float" office:value="8" calcext:value-type="float">
            <text:p>8</text:p>
          </table:table-cell>
          <table:table-cell table:formula="of:=[.C4]/[.A4]*100" office:value-type="float" office:value="26.6666666666667" calcext:value-type="float">
            <text:p>26.666666666666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[.B5]-[.A5]" office:value-type="float" office:value="4" calcext:value-type="float">
            <text:p>4</text:p>
          </table:table-cell>
          <table:table-cell table:formula="of:=[.C5]/[.A5]*10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B6]-[.A6]" office:value-type="float" office:value="2" calcext:value-type="float">
            <text:p>2</text:p>
          </table:table-cell>
          <table:table-cell table:formula="of:=[.C6]/[.A6]*100" office:value-type="float" office:value="4" calcext:value-type="float">
            <text:p>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[.B7]-[.A7]" office:value-type="float" office:value="3" calcext:value-type="float">
            <text:p>3</text:p>
          </table:table-cell>
          <table:table-cell table:formula="of:=[.C7]/[.A7]*100" office:value-type="float" office:value="5" calcext:value-type="float">
            <text:p>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[.B8]-[.A8]" office:value-type="float" office:value="-1" calcext:value-type="float">
            <text:p>-1</text:p>
          </table:table-cell>
          <table:table-cell table:formula="of:=[.C8]/[.A8]*100" office:value-type="float" office:value="-1.42857142857143" calcext:value-type="float">
            <text:p>-1.4285714285714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[.B9]-[.A9]" office:value-type="float" office:value="2" calcext:value-type="float">
            <text:p>2</text:p>
          </table:table-cell>
          <table:table-cell table:formula="of:=[.C9]/[.A9]*100"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formula="of:=[.B10]-[.A10]" office:value-type="float" office:value="6" calcext:value-type="float">
            <text:p>6</text:p>
          </table:table-cell>
          <table:table-cell table:formula="of:=[.C10]/[.A10]*100" office:value-type="float" office:value="6.66666666666667" calcext:value-type="float">
            <text:p>6.6666666666666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formula="of:=[.B11]-[.A11]" office:value-type="float" office:value="6" calcext:value-type="float">
            <text:p>6</text:p>
          </table:table-cell>
          <table:table-cell table:formula="of:=[.C11]/[.A11]*100" office:value-type="float" office:value="6" calcext:value-type="float">
            <text:p>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table:formula="of:=[.B12]-[.A12]" office:value-type="float" office:value="15" calcext:value-type="float">
            <text:p>15</text:p>
          </table:table-cell>
          <table:table-cell table:formula="of:=[.C12]/[.A12]*10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table:formula="of:=[.B13]-[.A13]" office:value-type="float" office:value="39" calcext:value-type="float">
            <text:p>39</text:p>
          </table:table-cell>
          <table:table-cell table:formula="of:=[.C13]/[.A13]*100" office:value-type="float" office:value="19.5" calcext:value-type="float">
            <text:p>19.5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table:formula="of:=[.B14]-[.A14]" office:value-type="float" office:value="3" calcext:value-type="float">
            <text:p>3</text:p>
          </table:table-cell>
          <table:table-cell table:formula="of:=[.C14]/[.A14]*100"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table:formula="of:=[.B15]-[.A15]" office:value-type="float" office:value="17" calcext:value-type="float">
            <text:p>17</text:p>
          </table:table-cell>
          <table:table-cell table:formula="of:=[.C15]/[.A15]*100" office:value-type="float" office:value="5.66666666666667" calcext:value-type="float">
            <text:p>5.6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1:19:14.360933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39:16.405441001</meta:creation-date>
    <dc:date>2023-12-06T11:36:51.312532009</dc:date>
    <meta:editing-duration>PT28M50S</meta:editing-duration>
    <meta:editing-cycles>3</meta:editing-cycles>
    <meta:generator>LibreOffice/7.6.3.2$Linux_X86_64 LibreOffice_project/60$Build-2</meta:generator>
    <meta:document-statistic meta:table-count="1" meta:cell-count="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4.263cm" svg:y="8.293cm" style:legend-expansion="custom" svg:width="8.142cm" svg:height="0.556cm" style:legend-expansion-aspect-ratio="14.6438848920863" chart:style-name="ch2"/>
        <chart:plot-area chart:style-name="ch3" table:cell-range-address="Sheet1.A2:Sheet1.B15 Sheet1.B1:Sheet1.B1 Sheet1.D1:Sheet1.D15" chart:data-source-has-labels="row" svg:x="0.319cm" svg:y="0.179cm" svg:width="15.629cm" svg:height="8.17cm">
          <chart:coordinate-region svg:x="1.126cm" svg:y="0.378cm" svg:width="14.542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8" chart:values-cell-range-address="Sheet1.D2:Sheet1.D15" chart:label-cell-address="Sheet1.D1:Sheet1.D1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ure affichée</text:p>
                <draw:g>
                  <svg:desc>Sheet1.B1:Sheet1.B1</svg:desc>
                </draw:g>
              </table:table-cell>
              <table:table-cell office:value-type="string">
                <text:p>Erreur en %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5</svg:desc>
                </draw:g>
              </table:table-cell>
              <table:table-cell office:value-type="float" office:value="28">
                <text:p>28</text:p>
                <draw:g>
                  <svg:desc>Sheet1.B2:Sheet1.B15</svg:desc>
                </draw:g>
              </table:table-cell>
              <table:table-cell office:value-type="float" office:value="180">
                <text:p>180</text:p>
                <draw:g>
                  <svg:desc>Sheet1.D2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42857142857143">
                <text:p>-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239">
                <text:p>23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317">
                <text:p>317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